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1A000000423576346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style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1f6ef0" officeooo:paragraph-rsid="001f6ef0"/>
    </style:style>
    <style:style style:name="P9" style:family="paragraph" style:parent-style-name="Table_20_Contents">
      <style:text-properties officeooo:rsid="0020fa96" officeooo:paragraph-rsid="0020fa96"/>
    </style:style>
    <style:style style:name="P10" style:family="paragraph" style:parent-style-name="Table_20_Contents">
      <style:text-properties officeooo:paragraph-rsid="0020fa96"/>
    </style:style>
    <style:style style:name="P11" style:family="paragraph" style:parent-style-name="Table_20_Contents">
      <style:text-properties officeooo:rsid="002442da" officeooo:paragraph-rsid="002442da"/>
    </style:style>
    <style:style style:name="P12" style:family="paragraph" style:parent-style-name="Table_20_Contents">
      <style:paragraph-properties fo:margin-top="0cm" fo:margin-bottom="0cm" style:contextual-spacing="false" fo:line-height="100%"/>
      <style:text-properties officeooo:rsid="0020fa96" officeooo:paragraph-rsid="0020fa96"/>
    </style:style>
    <style:style style:name="P13" style:family="paragraph" style:parent-style-name="Table_20_Contents">
      <style:paragraph-properties fo:margin-top="0cm" fo:margin-bottom="0cm" style:contextual-spacing="false" fo:line-height="100%"/>
      <style:text-properties officeooo:rsid="00235b09" officeooo:paragraph-rsid="00235b09"/>
    </style:style>
    <style:style style:name="P14" style:family="paragraph" style:parent-style-name="Table_20_Contents">
      <style:paragraph-properties fo:margin-top="0cm" fo:margin-bottom="0cm" style:contextual-spacing="false" fo:line-height="100%"/>
      <style:text-properties officeooo:paragraph-rsid="00235b09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6ef0"/>
    </style:style>
    <style:style style:name="T4" style:family="text">
      <style:text-properties officeooo:rsid="00235b09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5. Llamadas al sistema para gestión y control de señales.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David Criado Ramón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/><text:span text:style-name="T3">15</text:span> minutos.</text:p>
      <text:p text:style-name="Standard">1. He resuelto todas las dudas que tenía antes de iniciar la sesión de prácticas: <text:span text:style-name="T3">Sí</text:span>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2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2">CÓDIGO FUENTE:</text:p>
            <text:p text:style-name="P12">#include &lt;sys/types.h&gt;</text:p>
            <text:p text:style-name="P12">#include &lt;unistd.h&gt;</text:p>
            <text:p text:style-name="P12">#include &lt;stdio.h&gt;</text:p>
            <text:p text:style-name="P12">#include &lt;signal.h&gt;</text:p>
            <text:p text:style-name="P12">#include &lt;errno.h&gt;</text:p>
            <text:p text:style-name="P12">static int contador[32]={0};</text:p>
            <text:p text:style-name="P12">static void handler(int signum) {</text:p>
            <text:p text:style-name="P12"><text:s/>++contador[signum];</text:p>
            <text:p text:style-name="P12"><text:s/>printf("La señal %d se ha recibido %d veces.\n",signum,contador[signum]);</text:p>
            <text:p text:style-name="P12">}</text:p>
            <text:p text:style-name="P12">int main(){</text:p>
            <text:p text:style-name="P12"></text:p>
            <text:p text:style-name="P12"><text:s/>int i=0;</text:p>
            <text:p text:style-name="P12"></text:p>
            <text:p text:style-name="P12"><text:s/>for (; i&lt;32; ++i){</text:p>
            <text:p text:style-name="P12"><text:s text:c="2"/>struct sigaction sa;</text:p>
            <text:p text:style-name="P12"><text:s text:c="2"/>sa.sa_handler=handler;</text:p>
            <text:p text:style-name="P12"><text:s text:c="2"/>sigemptyset(&amp;sa.sa_mask);</text:p>
            <text:p text:style-name="P12"><text:s text:c="2"/>sa.sa_flags = SA_RESTART;</text:p>
            <text:p text:style-name="P12"><text:s text:c="2"/>if (sigaction(i, &amp;sa, NULL) == -1) </text:p>
            <text:p text:style-name="P12"><text:s text:c="4"/>printf("No puedo manejar la señal %d.\n", i);</text:p>
            <text:p text:style-name="P12"><text:s/>}</text:p>
            <text:p text:style-name="P12"><text:s/>printf("Esperando el envío de señales....\n");</text:p>
            <text:p text:style-name="P12"><text:s/>while(1);</text:p>
            <text:p text:style-name="P12">}</text:p>
            <text:p text:style-name="P9"></text:p>
            <text:p text:style-name="P9">SALIDA:</text:p>
            <text:p text:style-name="P12">david@David:~/Escritorio/SO/Practicas/SO-P-Todos_MaterialSesiones/Sesion5/src$ ./contador&amp;</text:p>
            <text:p text:style-name="P12">[3] 2780</text:p>
            <text:p text:style-name="P12">No puedo manejar la señal 0.</text:p>
            <text:p text:style-name="P12">No puedo manejar la señal 9.</text:p>
            <text:p text:style-name="P12">No puedo manejar la señal 19.</text:p>
            <text:p text:style-name="P12">Esperando el envío de señales....</text:p>
            <text:p text:style-name="P12">david@David:~/Escritorio/SO/Practicas/SO-P-Todos_MaterialSesiones/Sesion5/src$ kill -12 2780</text:p>
            <text:p text:style-name="P12">La señal 12 se ha recibido 1 veces.</text:p>
            <text:p text:style-name="P12">david@David:~/Escritorio/SO/Practicas/SO-P-Todos_MaterialSesiones/Sesion5/src$ kill -12 2780</text:p>
            <text:p text:style-name="P12">La señal 12 se ha recibido 2 veces.</text:p>
            <text:p text:style-name="P12">david@David:~/Escritorio/SO/Practicas/SO-P-Todos_MaterialSesiones/Sesion5/src$ kill -14 2780</text:p>
            <text:p text:style-name="P12">La señal 14 se ha recibido 1 veces.</text:p>
            <text:p text:style-name="P12">david@David:~/Escritorio/SO/Practicas/SO-P-Todos_MaterialSesiones/Sesion5/src$ kill 9 2780</text:p>
            <text:p text:style-name="P12">bash: kill: (9) - Operación no permitida</text:p>
            <text:p text:style-name="P12">La señal 15 se ha recibido 1 veces.</text:p>
            <text:p text:style-name="P12">david@David:~/Escritorio/SO/Practicas/SO-P-Todos_MaterialSesiones/Sesion5/src$ kill -9 2780</text:p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Standard"/>
      <text:p text:style-name="Standard"><text:soft-page-break/>Mi solución a la <text:span text:style-name="T2">ejercicio 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3">#include &lt;stdio.h&gt;</text:p>
            <text:p text:style-name="P13">#include &lt;signal.h&gt;</text:p>
            <text:p text:style-name="P13"></text:p>
            <text:p text:style-name="P13">int main() {</text:p>
            <text:p text:style-name="P13">sigset_t new_mask;</text:p>
            <text:p text:style-name="P13">sigfillset(&amp;new_mask);</text:p>
            <text:p text:style-name="P13">sigdelset(&amp;new_mask, SIGUSR1);</text:p>
            <text:p text:style-name="P13">sigsuspend(&amp;new_mask);</text:p>
            <text:p text:style-name="P14"><text:span text:style-name="T4">}</text:span></text:p>
          </table:table-cell>
        </table:table-row>
      </table:table>
      <text:p text:style-name="Standard"/>
      <text:p text:style-name="Standard">Mi solución a la <text:span text:style-name="T2">ejercicio 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1">El ejercicio bloquea la señal sigterm durante 10 segundos, si durante ese tiempo la señal es recibida antes de acabar el proceso se muestra el mensaje señal recibida.</text:p>
            <text:p text:style-name="Table_20_Contents"/>
          </table:table-cell>
        </table:table-row>
        <table:table-row>
          <table:table-cell table:style-name="Table12.A2" office:value-type="string">
            <text:p text:style-name="P11">david@David:~/Escritorio/SO/Practicas/SO-P-Todos_MaterialSesiones/Sesion5/src$ ./tarea12&amp;</text:p>
            <text:p text:style-name="P11">david@David:~/Escritorio/SO/Practicas/SO-P-Todos_MaterialSesiones/Sesion5/src$ kill -15 3158</text:p>
            <text:p text:style-name="P11">Senal recibida</text:p>
          </table:table-cell>
        </table:table-row>
      </table:table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 <text:s text:c="7"/>Módulo II. Uso de los servicios del SO Linux mediante la API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10-05T09:46:35</meta:creation-date>
    <dc:date>2015-12-03T13:13:01.940439701</dc:date>
    <meta:print-date>2012-01-06T19:20:30.34</meta:print-date>
    <meta:editing-cycles>186</meta:editing-cycles>
    <meta:editing-duration>PT21H50M34S</meta:editing-duration>
    <meta:document-statistic meta:table-count="9" meta:image-count="1" meta:object-count="0" meta:page-count="3" meta:paragraph-count="73" meta:word-count="353" meta:character-count="2849" meta:non-whitespace-character-count="2477"/>
    <meta:user-defined meta:name="Información 1"/>
    <meta:user-defined meta:name="Información 2"/>
    <meta:user-defined meta:name="Información 3"/>
    <meta:user-defined meta:name="Información 4"/>
  </office:meta>
</office:document-meta>
</file>